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4.251cm" style:rel-column-width="16383*"/>
    </style:style>
    <style:style style:name="Taula1.A1" style:family="table-cell">
      <style:table-cell-properties fo:padding="0.097cm" fo:border-left="0.05pt solid #000000" fo:border-right="none" fo:border-top="0.05pt solid #000000" fo:border-bottom="0.05pt solid #000000"/>
    </style:style>
    <style:style style:name="Taula1.D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text-underline-style="solid" style:text-underline-width="auto" style:text-underline-color="font-color" fo:font-weight="normal" officeooo:paragraph-rsid="00040a07" style:font-weight-asian="normal" style:font-weight-complex="normal"/>
    </style:style>
    <style:style style:name="P2" style:family="paragraph" style:parent-style-name="Text_20_body">
      <style:paragraph-properties fo:text-align="end" style:justify-single-word="false"/>
      <style:text-properties fo:color="#000000" fo:font-size="18pt" style:text-underline-style="solid" style:text-underline-width="auto" style:text-underline-color="font-color" officeooo:rsid="0000a04d" officeooo:paragraph-rsid="0000a04d" style:font-size-asian="18pt" style:font-size-complex="18pt"/>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rsid="000289ec" officeooo:paragraph-rsid="000289ec" style:font-weight-asian="bold" style:font-weight-complex="bold"/>
    </style:style>
    <style:style style:name="P5" style:family="paragraph" style:parent-style-name="Text_20_body">
      <style:text-properties fo:font-weight="bold" officeooo:paragraph-rsid="00040a07" style:font-weight-asian="bold" style:font-weight-complex="bold"/>
    </style:style>
    <style:style style:name="P6" style:family="paragraph" style:parent-style-name="Text_20_body">
      <style:text-properties fo:font-weight="bold" officeooo:paragraph-rsid="0005aac8" style:font-weight-asian="bold" style:font-weight-complex="bold"/>
    </style:style>
    <style:style style:name="P7" style:family="paragraph" style:parent-style-name="Text_20_body">
      <style:text-properties fo:font-weight="bold" officeooo:paragraph-rsid="0006221e" style:font-weight-asian="bold" style:font-weight-complex="bold"/>
    </style:style>
    <style:style style:name="P8" style:family="paragraph" style:parent-style-name="Text_20_body">
      <style:text-properties fo:font-weight="bold" officeooo:paragraph-rsid="0008656f" style:font-weight-asian="bold" style:font-weight-complex="bold"/>
    </style:style>
    <style:style style:name="P9" style:family="paragraph" style:parent-style-name="Text_20_body">
      <style:text-properties fo:font-weight="normal" officeooo:rsid="000289ec" officeooo:paragraph-rsid="000289ec" style:font-weight-asian="normal" style:font-weight-complex="normal"/>
    </style:style>
    <style:style style:name="P10" style:family="paragraph" style:parent-style-name="Text_20_body">
      <style:text-properties fo:font-weight="normal" officeooo:rsid="00076d94" officeooo:paragraph-rsid="00076d94" style:font-weight-asian="normal" style:font-weight-complex="normal"/>
    </style:style>
    <style:style style:name="P11" style:family="paragraph" style:parent-style-name="Text_20_body">
      <style:text-properties fo:font-style="italic" fo:font-weight="normal" officeooo:rsid="00040a07" officeooo:paragraph-rsid="00040a07" style:font-style-asian="italic" style:font-weight-asian="normal" style:font-style-complex="italic" style:font-weight-complex="normal"/>
    </style:style>
    <style:style style:name="P12" style:family="paragraph" style:parent-style-name="Text_20_body">
      <style:text-properties fo:font-style="italic" fo:font-weight="normal" officeooo:rsid="0005aac8" officeooo:paragraph-rsid="0005aac8" style:font-style-asian="italic" style:font-weight-asian="normal" style:font-style-complex="italic" style:font-weight-complex="normal"/>
    </style:style>
    <style:style style:name="P13" style:family="paragraph" style:parent-style-name="Text_20_body">
      <style:text-properties fo:font-style="italic" fo:font-weight="normal" officeooo:paragraph-rsid="0006221e" style:font-style-asian="italic" style:font-weight-asian="normal" style:font-style-complex="italic" style:font-weight-complex="normal"/>
    </style:style>
    <style:style style:name="P14" style:family="paragraph" style:parent-style-name="Text_20_body">
      <style:text-properties fo:font-style="italic" fo:font-weight="normal" officeooo:rsid="0008656f" officeooo:paragraph-rsid="0008656f" style:font-style-asian="italic" style:font-weight-asian="normal" style:font-style-complex="italic" style:font-weight-complex="normal"/>
    </style:style>
    <style:style style:name="P15" style:family="paragraph" style:parent-style-name="Text_20_body">
      <style:text-properties fo:font-style="italic" style:text-underline-style="solid" style:text-underline-width="auto" style:text-underline-color="font-color" fo:font-weight="normal" officeooo:rsid="0008656f" officeooo:paragraph-rsid="0008656f" style:font-style-asian="italic" style:font-weight-asian="normal" style:font-style-complex="italic" style:font-weight-complex="normal"/>
    </style:style>
    <style:style style:name="P16" style:family="paragraph" style:parent-style-name="Text_20_body">
      <style:text-properties officeooo:paragraph-rsid="0005aac8"/>
    </style:style>
    <style:style style:name="P17" style:family="paragraph" style:parent-style-name="Heading_20_3">
      <style:text-properties fo:font-weight="bold" style:font-weight-asian="bold" style:font-weight-complex="bold"/>
    </style:style>
    <style:style style:name="P18" style:family="paragraph" style:parent-style-name="Heading_20_4">
      <style:text-properties fo:font-style="normal" style:font-style-asian="normal" style:font-style-complex="normal"/>
    </style:style>
    <style:style style:name="P19" style:family="paragraph" style:parent-style-name="Text_20_body">
      <style:paragraph-properties fo:text-align="start" style:justify-single-word="false"/>
      <style:text-properties fo:font-style="italic" fo:font-weight="normal" officeooo:rsid="0006221e" officeooo:paragraph-rsid="0006221e" style:font-style-asian="italic" style:font-weight-asian="normal" style:font-style-complex="italic" style:font-weight-complex="normal"/>
    </style:style>
    <style:style style:name="P20" style:family="paragraph" style:parent-style-name="Text_20_body">
      <style:text-properties fo:font-style="italic" fo:font-weight="normal" officeooo:rsid="0008656f" officeooo:paragraph-rsid="0008656f" style:font-style-asian="italic" style:font-weight-asian="normal" style:font-style-complex="italic" style:font-weight-complex="normal"/>
    </style:style>
    <style:style style:name="P21" style:family="paragraph" style:parent-style-name="Text_20_body">
      <style:text-properties officeooo:paragraph-rsid="0008a01c"/>
    </style:style>
    <style:style style:name="P22" style:family="paragraph" style:parent-style-name="Text_20_body">
      <style:text-properties fo:font-weight="bold" officeooo:paragraph-rsid="000ad2ba" style:font-weight-asian="bold" style:font-weight-complex="bold"/>
    </style:style>
    <style:style style:name="P23" style:family="paragraph" style:parent-style-name="Text_20_body">
      <style:paragraph-properties fo:text-align="start" style:justify-single-word="false"/>
      <style:text-properties fo:font-size="18pt" fo:font-style="italic" fo:font-weight="normal" officeooo:rsid="0008656f" officeooo:paragraph-rsid="000c97b1" style:font-size-asian="18pt" style:font-style-asian="italic" style:font-weight-asian="normal" style:font-size-complex="18pt" style:font-style-complex="italic" style:font-weight-complex="normal"/>
    </style:style>
    <style:style style:name="P24" style:family="paragraph" style:parent-style-name="Text_20_body">
      <style:paragraph-properties fo:text-align="start" style:justify-single-word="false"/>
      <style:text-properties fo:font-size="18pt" officeooo:paragraph-rsid="000c97b1" style:font-size-asian="18pt" style:font-size-complex="18pt"/>
    </style:style>
    <style:style style:name="P25" style:family="paragraph" style:parent-style-name="Text_20_body">
      <style:paragraph-properties fo:text-align="start" style:justify-single-word="false"/>
      <style:text-properties fo:color="#000000" fo:font-size="18pt" style:text-underline-style="solid" style:text-underline-width="auto" style:text-underline-color="font-color" officeooo:rsid="0000a04d" officeooo:paragraph-rsid="0000a04d" style:font-size-asian="18pt" style:font-size-complex="18pt"/>
    </style:style>
    <style:style style:name="P26" style:family="paragraph" style:parent-style-name="Heading_20_1">
      <style:paragraph-properties fo:text-align="start" style:justify-single-word="false"/>
      <style:text-properties fo:color="#00cc00"/>
    </style:style>
    <style:style style:name="P27" style:family="paragraph" style:parent-style-name="Standard">
      <style:paragraph-properties fo:text-align="end" style:justify-single-word="false"/>
      <style:text-properties officeooo:paragraph-rsid="000c97b1"/>
    </style:style>
    <style:style style:name="P28" style:family="paragraph" style:parent-style-name="Table_20_Contents">
      <style:paragraph-properties fo:text-align="start" style:justify-single-word="false"/>
      <style:text-properties fo:font-size="18pt" style:font-size-asian="18pt" style:font-size-complex="18pt"/>
    </style:style>
    <style:style style:name="P29" style:family="paragraph" style:parent-style-name="Table_20_Contents">
      <style:paragraph-properties fo:text-align="start" style:justify-single-word="false"/>
      <style:text-properties fo:font-size="18pt" officeooo:rsid="000c97b1" officeooo:paragraph-rsid="000c97b1" style:font-size-asian="18pt" style:font-size-complex="18pt"/>
    </style:style>
    <style:style style:name="T1" style:family="text">
      <style:text-properties officeooo:rsid="0000a04d"/>
    </style:style>
    <style:style style:name="T2" style:family="text">
      <style:text-properties fo:font-style="normal" style:font-style-asian="normal" style:font-style-complex="normal"/>
    </style:style>
    <style:style style:name="T3" style:family="text">
      <style:text-properties fo:font-style="normal" officeooo:rsid="00040a07" style:font-style-asian="normal" style:font-style-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8a01c" style:font-style-asian="normal" style:font-weight-asian="normal" style:font-style-complex="normal" style:font-weight-complex="normal"/>
    </style:style>
    <style:style style:name="T7" style:family="text">
      <style:text-properties fo:font-style="normal" style:text-underline-style="none" officeooo:rsid="00040a07" style:font-style-asian="normal" style:font-style-complex="normal"/>
    </style:style>
    <style:style style:name="T8" style:family="text">
      <style:text-properties officeooo:rsid="00032ea3"/>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06221e" style:font-style-asian="italic" style:font-weight-asian="normal" style:font-style-complex="italic" style:font-weight-complex="normal"/>
    </style:style>
    <style:style style:name="T11" style:family="text">
      <style:text-properties fo:font-style="italic" fo:font-weight="normal" officeooo:rsid="0008656f" style:font-style-asian="italic" style:font-weight-asian="normal" style:font-style-complex="italic" style:font-weight-complex="normal"/>
    </style:style>
    <style:style style:name="T12" style:family="text">
      <style:text-properties fo:font-style="italic" fo:font-weight="normal" officeooo:rsid="0008a01c"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style:text-underline-style="none"/>
    </style:style>
    <style:style style:name="T16" style:family="text">
      <style:text-properties officeooo:rsid="0008a01c"/>
    </style:style>
    <style:style style:name="T17" style:family="text">
      <style:text-properties officeooo:rsid="000c97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bookmark text:name="yui_3_17_2_2_1444326404840_142"/>Activitats SAI <text:s text:c="54"/></text:h>
      <text:p text:style-name="P2">o8.Octubre.15</text:p>
      <text:h text:style-name="P18" text:outline-level="4">Protecció contra les sobretensions</text:h>
      <text:p text:style-name="P3"><text:bookmark text:name="yui_3_17_2_2_1444326404840_144"/><text:span text:style-name="T1">1.</text:span>Quines són les característiques més importants d'un descarregador de sobretensió?</text:p>
      <text:p text:style-name="P9">-Tensión continua nominal de cebado.</text:p>
      <text:p text:style-name="P9">-Tolerancia de la tensión de cebado.</text:p>
      <text:p text:style-name="P9">-Tensión de choque de cebado (1 kV/:µ).</text:p>
      <text:p text:style-name="P9">-Intensidad de choque nominal de descarga (onda de choque 8/20 :µ)</text:p>
      <text:p text:style-name="P9">-Intensidad alterna nominal de descarga (60 Hz, 1 s) 20 A.</text:p>
      <text:p text:style-name="P9">-Resistencia de aislamiento (100 Vcc).</text:p>
      <text:p text:style-name="P9">-Temperatura de trabajo.</text:p>
      <text:p text:style-name="P9">-Zocalo.</text:p>
      <text:p text:style-name="P4">2.Quines característiques influeixen més en el preu final del producte?</text:p>
      <text:p text:style-name="P10">La cantidad de horas que pueda sostener la red electrica, la potencia y la longitud que avarque. </text:p>
      <text:p text:style-name="Text_20_body"/>
      <text:h text:style-name="Heading_20_3" text:outline-level="3">Consum d'electricitat 1</text:h>
      <text:p text:style-name="P5"><text:span text:style-name="T8">1.</text:span>Quins elements hi ha a la part frontal dels SAI? </text:p>
      <text:p text:style-name="P5"><text:span text:style-name="Strong_20_Emphasis"><text:span text:style-name="Emphasis"><text:span text:style-name="T4">-Rectificador</text:span></text:span></text:span><text:span text:style-name="Strong_20_Emphasis"><text:span text:style-name="Emphasis"><text:span text:style-name="T5">:</text:span></text:span></text:span> <text:span text:style-name="T9">Este elemento es el encargado de realizar la conversión de tensión alterna (CA) en tensión continua (CC) que es la que permitirá la carga de las baterías.</text:span></text:p>
      <text:p text:style-name="P1"><text:span text:style-name="Strong_20_Emphasis"><text:span text:style-name="Emphasis"><text:span text:style-name="T2">- </text:span></text:span></text:span><text:span text:style-name="Emphasis"><text:span text:style-name="T3">Regulador</text:span></text:span><text:span text:style-name="Emphasis"><text:span text:style-name="T7">:</text:span></text:span><text:span text:style-name="T15"> </text:span><text:span text:style-name="T13">El regulador, como su propio nombre indica, tiene la función de regular la tensión de carga de las baterías impidiendo que se carguen a tensiones superiores a las permitidas.</text:span></text:p>
      <text:p text:style-name="P5"><text:span text:style-name="Strong_20_Emphasis"><text:span text:style-name="Emphasis"><text:span text:style-name="T4">- Filtro de armónicos</text:span></text:span></text:span><text:span text:style-name="Strong_20_Emphasis"><text:span text:style-name="Emphasis"><text:span text:style-name="T5">:</text:span></text:span></text:span><text:span text:style-name="T5"> </text:span><text:span text:style-name="T9">Su tarea es la de filtrar todos los armónicos provenientes de la red eléctrica los cuales pueden provocar sobrecargas en los conductores neutros, disparos intempestivos en los interruptores diferenciales, calentamiento anormal de transformadores, etc.</text:span></text:p>
      <text:p text:style-name="P5"><text:span text:style-name="Strong_20_Emphasis"><text:span text:style-name="Emphasis"><text:span text:style-name="T4">- Inversor:</text:span></text:span></text:span> <text:span text:style-name="T9">Es el dispositivo que permite la conversión de tensión continua (CC) proveniente de las baterías en tensión alterna (CA) y que será la tensión que suministre a los equipos conectados a través del mismo.</text:span></text:p>
      <text:p text:style-name="P5">Per a què serveixen?</text:p>
      <text:p text:style-name="P11">Cada elemento es fundamental para crear el sai y poder subtenernos en un apagon.</text:p>
      <text:p text:style-name="P12">Obtienen la tension alterna, atraves de la linia de alimentacion general, y mediante una serie de procesos la convierte en tension continua, para poder permitit la carga de las baterias y finalmente convertirla en alterna que serà la que suministre las cargas.</text:p>
      <text:p text:style-name="P5"><text:soft-page-break/><text:s/>Són sempre els mateixos?</text:p>
      <text:p text:style-name="P12">Puede que no todos tengan la misma distribucion, però todos funcionan igual. <text:s/></text:p>
      <text:p text:style-name="P3"/>
      <text:p text:style-name="P6"><text:span text:style-name="T8">2.</text:span>Quins elements hi ha a la part posterior dels SAI? </text:p>
      <text:p text:style-name="P6"><text:span text:style-name="Strong_20_Emphasis"><text:span text:style-name="Emphasis"><text:span text:style-name="T4">- Baterías:</text:span></text:span></text:span><text:span text:style-name="T9"> Son los encargados de almacenar la tensión continua (CC), las cuales suelen poseer una tensión nominal de 12V y cuya capacidad en Amperios-Hora (Ah) vendrá en función del consumo de la carga y del tiempo de duración del suministro.</text:span></text:p>
      <text:p text:style-name="P6"><text:span text:style-name="Strong_20_Emphasis"><text:span text:style-name="Emphasis"><text:span text:style-name="T4">- Bypass:</text:span></text:span></text:span> <text:span text:style-name="T14">El bypass se caracteriza por ser un selector, el cual permite que a la carga le suministre la tensión el inversor o, bien, directamente desde la red eléctrica. El bypass se suele emplear para realizar tareas de mantenimiento en el SAI y evitar que la carga se quede sin tensión de alimentación o cuando se produce cualquier tipo de problemas en el SAI (fallos en el rectificador, inversor, etc.). </text:span></text:p>
      <text:p text:style-name="P6">Què vol dir surge only?</text:p>
      <text:p text:style-name="P16"><text:span text:style-name="T10">L</text:span><text:span text:style-name="T9">a salida SURGE ONLY no está conectada a la batería del SAI por lo que sólo proporciona alimentación si el SAI está conectado a la red eléctrica. </text:span><text:span text:style-name="T10">Para </text:span>aparatos que no necesitan back-up si te quedaras sin electricidad.</text:p>
      <text:p text:style-name="P7"><text:s/>A banda de connexions d'entrada i de sortida per a alimentació elèctrica, hi ha altres tipus de connectors?</text:p>
      <text:p text:style-name="P19">Si, dos más.</text:p>
      <text:p text:style-name="P7"><text:s/>Per a què serveixen?</text:p>
      <text:p text:style-name="P13">Las otras dos salidas están conectadas a la batería del SAI y si te quedaras sin electricidad, el SAI proporcionaría electricidad durante unos minutos para que puedas cerrar el ordenador sin perder datos.</text:p>
      <text:h text:style-name="P17" text:outline-level="3"><text:bookmark text:name="yui_3_17_2_2_1444326404840_155"/>Consum d'electricitat 2</text:h>
      <text:p text:style-name="P8"><text:span text:style-name="T8">1.</text:span>Suposem que el consum elèctric dels vostres servidors ascendeix a 600 watts. Quins models de SAI podríeu adquirir? </text:p>
      <text:p text:style-name="P15">Por ejemplo:</text:p>
      <text:p text:style-name="P14">- Sai UPS Phoenix 1000va 600w, estabilizador de tension, funcion de arranque en frio, 2 baterias.</text:p>
      <text:p text:style-name="P21"><text:span text:style-name="T11">- </text:span>sais sweex sweex sai 1000va 600w 4p salida, 2 <text:s/><text:span text:style-name="T11">baterias.</text:span></text:p>
      <text:p text:style-name="P21"><text:span text:style-name="T11">- </text:span><text:span text:style-name="T12">Lapara SAI 1000va 600w IN-LINE, 2X Schuko, 2x IEC, usb,LCD. </text:span></text:p>
      <text:p text:style-name="P14">- <text:span text:style-name="T16">Salicru SAI Salicru Sps 1000va 600w .soho plus, line interactive arranque en frio, usb.</text:span></text:p>
      <text:p text:style-name="P8">Quina autonomia us ofereix amb aquest consum elèctric?</text:p>
      <text:p text:style-name="P14">De 12.31 minutos, durara al cien por cien de su capacidad.</text:p>
      <text:p text:style-name="P14"/>
      <text:p text:style-name="P22"><text:soft-page-break/><text:span text:style-name="T8">2.</text:span>Feu una taula amb els SAI que compleixen la condició anterior i les seves característiques</text:p>
      <text:p text:style-name="P22"><text:s/>més destacades.</text:p>
      <table:table table:name="Taula1" table:style-name="Taula1">
        <table:table-column table:style-name="Taula1.A" table:number-columns-repeated="4"/>
        <table:table-row>
          <table:table-cell table:style-name="Taula1.A1" office:value-type="string">
            <text:p text:style-name="P23">Sai UPS Phoenix</text:p>
          </table:table-cell>
          <table:table-cell table:style-name="Taula1.A1" office:value-type="string">
            <text:p text:style-name="P29">1000va</text:p>
          </table:table-cell>
          <table:table-cell table:style-name="Taula1.A1" office:value-type="string">
            <text:p text:style-name="P23">600w</text:p>
          </table:table-cell>
          <table:table-cell table:style-name="Taula1.D1" office:value-type="string">
            <text:p text:style-name="P23">estabilizador de tension, funcion de arranque en frio, 2 baterias.</text:p>
          </table:table-cell>
        </table:table-row>
        <table:table-row>
          <table:table-cell table:style-name="Taula1.A2" office:value-type="string">
            <text:p text:style-name="P24"><text:span text:style-name="T17">S</text:span>ai sweex sweex sai</text:p>
          </table:table-cell>
          <table:table-cell table:style-name="Taula1.A2" office:value-type="string">
            <text:p text:style-name="P29">1000va</text:p>
          </table:table-cell>
          <table:table-cell table:style-name="Taula1.A2" office:value-type="string">
            <text:p text:style-name="P24">600w</text:p>
          </table:table-cell>
          <table:table-cell table:style-name="Taula1.D2" office:value-type="string">
            <text:p text:style-name="P24">4p salida, 2 <text:s/><text:span text:style-name="T11">baterias.</text:span></text:p>
          </table:table-cell>
        </table:table-row>
        <table:table-row>
          <table:table-cell table:style-name="Taula1.A2" office:value-type="string">
            <text:p text:style-name="P24"><text:span text:style-name="T12">Lapara SAI</text:span></text:p>
          </table:table-cell>
          <table:table-cell table:style-name="Taula1.A2" office:value-type="string">
            <text:p text:style-name="P29">1000va</text:p>
          </table:table-cell>
          <table:table-cell table:style-name="Taula1.A2" office:value-type="string">
            <text:p text:style-name="P24">600w</text:p>
          </table:table-cell>
          <table:table-cell table:style-name="Taula1.D2" office:value-type="string">
            <text:p text:style-name="P24"><text:span text:style-name="T12">IN-LINE, 2X Schuko, 2x IEC, usb,LCD.</text:span></text:p>
          </table:table-cell>
        </table:table-row>
        <table:table-row>
          <table:table-cell table:style-name="Taula1.A2" office:value-type="string">
            <text:p text:style-name="P23"><text:span text:style-name="T16">Salicru SAI Salicru Sps </text:span></text:p>
          </table:table-cell>
          <table:table-cell table:style-name="Taula1.A2" office:value-type="string">
            <text:p text:style-name="P29">1000va</text:p>
          </table:table-cell>
          <table:table-cell table:style-name="Taula1.A2" office:value-type="string">
            <text:p text:style-name="P24">600w</text:p>
          </table:table-cell>
          <table:table-cell table:style-name="Taula1.D2" office:value-type="string">
            <text:p text:style-name="P23"><text:span text:style-name="T16">soho plus, line interactive arranque en frio, usb.</text:span></text:p>
          </table:table-cell>
        </table:table-row>
      </table:table>
      <text:p text:style-name="P25"/>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8T19:48:05.131806550</meta:creation-date>
    <dc:date>2015-10-13T19:52:54.116960454</dc:date>
    <meta:editing-duration>PT1H55M35S</meta:editing-duration>
    <meta:editing-cycles>8</meta:editing-cycles>
    <meta:generator>LibreOffice/4.2.8.2$Linux_X86_64 LibreOffice_project/420m0$Build-2</meta:generator>
    <meta:document-statistic meta:table-count="1" meta:image-count="0" meta:object-count="0" meta:page-count="3" meta:paragraph-count="61" meta:word-count="699" meta:character-count="4302" meta:non-whitespace-character-count="3594"/>
  </office:meta>
</office:document-meta>
</file>